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dJXPathBindingBase.doLoad( Widget frmModel , JXPathContext jxp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edJXPathBindingBase.enableLogging( Logger log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edJXPathBindingBase.ComposedJXPathBindingBase( JXPathBindingBuilderBase . CommonAttributes commonAtts , JXPathBindingBase [ ] childBind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edJXPathBindingBase.getClass( String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sedJXPathBindingBase.getChild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JXPathBindingBase.doSave( Widget frmModel , JXPathContext jxp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